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STGRESQL DEVELOPMENT ESSENTIALS</text:p>
      <text:p text:style-name="P1"/>
      <text:p text:style-name="P2">CAPITULO 1</text:p>
      <text:p text:style-name="P2"/>
      <text:p text:style-name="P3">CREANDO VISTAS</text:p>
      <text:p text:style-name="P3"/>
      <text:p text:style-name="P4">Una vista es una tabla virtual, al igual que una tabla una vista consiste de filas y columnas. Los campos de una vista son de una o mas tablas reales de una base de datos. Una vista tiene un conjunto de definiciones construidas sobre tablas u otra vistas que no almacena datos fisicamente. </text:p>
      <text:p text:style-name="P4"/>
      <text:p text:style-name="P4">El proposito de crear una vista es asegurarse de que el usuario no tenga acceso a todos los registros y este restringido <text:s/>a traves de una vista. Ademas, es mucho mejor crear una vista si tenemos una consulta basada en multiples tablas para que podamos usarla inmediatamente en lugar de escribir un SQL entero una y otra vez.</text:p>
      <text:p text:style-name="P4"/>
      <text:p text:style-name="P3">VISTAS MATERIALIZADAS</text:p>
      <text:p text:style-name="P3"/>
      <text:p text:style-name="P4">Una vista materializada es una tabla que enrealidad contiene filas pero se comporta como una vista.</text:p>
      <text:p text:style-name="P4"/>
      <text:p text:style-name="P3">¿Por qué vistas materializadas?</text:p>
      <text:p text:style-name="P3"/>
      <text:p text:style-name="P4">Puede notar que ciertas consultas son muy lentas y despues de haber aogtado todas las tecnicas para acelerar esas consultas es necesario una restructuracion completa de los datos.</text:p>
      <text:p text:style-name="P4"/>
      <text:p text:style-name="P4">Aplicacion de una vista materializada: Si tenemos un enterno donde se ejecuta el mismo tipo de select varias veces contra el mismo conjunto de tablas, podemos crear una vista materializada para ese select query, en cada ejecucion, esta vista no vaya a las tablas reales a buscar los datos, lo que obviamente reducirá la carga sobre ellos ya que se podria estar ejecutando un lenguaje de manipulacion de datos DML contra las tablas reales al mismo tiempo. Asi que basicamente, tomamos un vista y la convertimos en una tabla real que contiene datos reales en lugar de una entrada a una consulta select.</text:p>
      <text:p text:style-name="P4"/>
      <text:p text:style-name="P3">Vistas Materializadas Actualizables – Solo Lectura – Grabables</text:p>
      <text:p text:style-name="P4"/>
      <text:p text:style-name="P4">Los usuarios no pueden realizar operaciones de manejo de dato en vistas materializadas de solo lectura, pero pueden realizarse en vistas materializadas actualizables y grabables.</text:p>
      <text:p text:style-name="P4"/>
      <text:p text:style-name="P3">Vistas Materializables de Solo Lectura</text:p>
      <text:p text:style-name="P3"/>
      <text:p text:style-name="P4">Podemos hacer una vista materializada de solo lectura durante la creacion omitiendo la clausa <text:span text:style-name="T1">FOR UPDATE </text:span>Las vistas materializadas de solo lectura usan muchos mecanismos similares a las vistas materializadas actualizables excepto que ellos no necesitan pertenecer a un grupo de vista materializada. <text:span text:style-name="T1">Sintaxis: CREATE MATERIALIZED VIEW suppliers_matview AS</text:span></text:p>
      <text:p text:style-name="P4"><text:span text:style-name="T1">SELECT * FROM suppliers.</text:span></text:p>
      <text:p text:style-name="P4"><text:span text:style-name="T1"/></text:p>
      <text:p text:style-name="P4"><text:span text:style-name="T1">Vistas Materailizable Actualizable</text:span></text:p>
      <text:p text:style-name="P4"><text:span text:style-name="T1"/></text:p>
      <text:p text:style-name="P4">Una vista materializada se hace actualizable incluyendo la clausula <text:span text:style-name="T1">FOR UPDATE</text:span> para que los cambios realizados en una vista materializada actualizable se refleje en el sitio maestro durante la actualizacion, la vista materializada actualizable debe pertenecer a un grupo de vistas materializadas.</text:p>
      <text:p text:style-name="P4"><text:soft-page-break/>Cuando decimos “actualizar la vista materializada”, nos referimos a la sincronizacion de los datos de la vista materializada con los datos en su tabla maestra.</text:p>
      <text:p text:style-name="P4"/>
      <text:p text:style-name="P4">Una vista materializada actualizable permite disminuir la carga en los sitios maestros por los usuarios pueden realizar cambios en los datos contenidos en la vista materializad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17T16:28:52.18</meta:creation-date>
    <dc:date>2017-12-31T16:51:38.39</dc:date>
    <dc:creator>cv </dc:creator>
    <meta:editing-duration>PT2H7M43S</meta:editing-duration>
    <meta:editing-cycles>5</meta:editing-cycles>
    <meta:generator>OpenOffice/4.1.4$Win32 OpenOffice.org_project/414m5$Build-9788</meta:generator>
    <meta:document-statistic meta:table-count="0" meta:image-count="0" meta:object-count="0" meta:page-count="2" meta:paragraph-count="19" meta:word-count="458" meta:character-count="2925"/>
  </office:meta>
</office:document-meta>
</file>